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7cm" fo:min-width="2.4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413cm" svg:x="8.239cm" svg:y="1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2.413cm" svg:x="2.524cm" svg:y="5.318cm">
          <text:p text:style-name="P1">e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2.413cm" svg:x="8.239cm" svg:y="5.318cm">
          <text:p text:style-name="P1">o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2.413cm" svg:x="8.239cm" svg:y="9.763cm">
          <text:p text:style-name="P1">repo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2.413cm" svg:x="14.081cm" svg:y="5.318cm">
          <text:p text:style-name="P1">pr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2:15:25.103029393</meta:creation-date>
    <dc:date>2018-12-19T12:44:25.071177021</dc:date>
    <meta:editing-duration>PT8M12S</meta:editing-duration>
    <meta:editing-cycles>1</meta:editing-cycles>
    <meta:document-statistic meta:object-count="5"/>
    <meta:generator>LibreOffice/6.0.7.3$Linux_X86_64 LibreOffice_project/00m0$Build-3</meta:generator>
  </office:meta>
</office:document-meta>
</file>